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cfe7f5" draw:textarea-horizontal-align="justify" draw:textarea-vertical-align="top" draw:auto-grow-height="false" fo:min-height="5.465cm" fo:min-width="5.215cm"/>
    </style:style>
    <style:style style:name="gr2" style:family="graphic" style:parent-style-name="standard">
      <style:graphic-properties draw:stroke="none" svg:stroke-color="#000000" draw:fill="none" draw:fill-color="#ffffff" fo:min-height="0.512cm"/>
    </style:style>
    <style:style style:name="gr3" style:family="graphic" style:parent-style-name="standard">
      <style:graphic-properties draw:stroke="none" svg:stroke-color="#000000" draw:fill="none" draw:fill-color="#ffffff" fo:min-height="0.712cm"/>
    </style:style>
    <style:style style:name="gr4" style:family="graphic" style:parent-style-name="standard">
      <style:graphic-properties draw:textarea-horizontal-align="justify" draw:textarea-vertical-align="top" draw:auto-grow-height="false" fo:min-height="3.306cm" fo:min-width="3.818cm"/>
    </style:style>
    <style:style style:name="gr5" style:family="graphic" style:parent-style-name="standard">
      <style:graphic-properties draw:fill="solid" draw:fill-color="#e6e6ff" draw:textarea-horizontal-align="justify" draw:textarea-vertical-align="top" draw:auto-grow-height="false" fo:min-height="5.465cm" fo:min-width="4.707cm"/>
    </style:style>
    <style:style style:name="gr6" style:family="graphic" style:parent-style-name="objectwithoutfill">
      <style:graphic-properties draw:marker-end="Arrow" draw:marker-end-width="0.3cm" draw:fill="none" draw:textarea-vertical-align="top" fo:padding-top="-0.762cm" fo:padding-bottom="0cm"/>
    </style:style>
    <style:style style:name="gr7" style:family="graphic" style:parent-style-name="standard">
      <style:graphic-properties draw:fill="solid" draw:fill-color="#ffffcc" draw:textarea-horizontal-align="justify" draw:textarea-vertical-align="middle" draw:auto-grow-height="false" fo:min-height="0.783cm" fo:min-width="3.327cm"/>
    </style:style>
    <style:style style:name="gr8" style:family="graphic" style:parent-style-name="standard">
      <style:graphic-properties draw:fill="solid" draw:fill-color="#ccffcc" draw:textarea-horizontal-align="justify" draw:textarea-vertical-align="middle" draw:auto-grow-height="false" fo:min-height="0.941cm" fo:min-width="1.02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end="Arrow" draw:marker-end-width="0.3cm" draw:fill="none" draw:textarea-horizontal-align="left" draw:textarea-vertical-align="middle" fo:padding-top="-0.762cm" fo:padding-left="1.524cm" fo:padding-right="-1.524cm"/>
    </style:style>
    <style:style style:name="gr11" style:family="graphic" style:parent-style-name="objectwithoutfill">
      <style:graphic-properties draw:marker-end="Arrow" draw:marker-end-width="0.3cm" draw:fill="none" draw:textarea-horizontal-align="left" draw:textarea-vertical-align="middle" fo:padding-top="-0.762cm"/>
    </style:style>
    <style:style style:name="gr12" style:family="graphic" style:parent-style-name="standard">
      <style:graphic-properties draw:fill="solid" draw:fill-color="#ffccff" draw:textarea-horizontal-align="justify" draw:textarea-vertical-align="middle" draw:auto-grow-height="false" fo:min-height="1.069cm" fo:min-width="2.156cm" fo:wrap-option="no-wrap"/>
    </style:style>
    <style:style style:name="gr13" style:family="graphic" style:parent-style-name="objectwithoutfill">
      <style:graphic-properties draw:marker-end="Arrow" draw:marker-end-width="0.3cm" draw:fill="none" draw:textarea-horizontal-align="left" draw:textarea-vertical-align="middle" fo:padding-top="-0.762cm" fo:padding-left="0.762cm"/>
    </style:style>
    <style:style style:name="gr14" style:family="graphic" style:parent-style-name="objectwithoutfill">
      <style:graphic-properties draw:marker-end="Arrow" draw:marker-end-width="0.3cm" draw:fill="none" draw:textarea-vertical-align="bottom" fo:padding-top="-0.127cm" fo:padding-bottom="-0.508cm"/>
    </style:style>
    <style:style style:name="P1" style:family="paragraph">
      <style:paragraph-properties fo:text-align="center"/>
    </style:style>
    <style:style style:name="P2" style:family="paragraph">
      <loext:graphic-properties draw:fill="solid" draw:fill-color="#cfe7f5"/>
      <style:paragraph-properties fo:text-align="center"/>
    </style:style>
    <style:style style:name="P3" style:family="paragraph">
      <loext:graphic-properties draw:fill="none" draw:fill-color="#ffffff"/>
    </style:style>
    <style:style style:name="P4" style:family="paragraph">
      <loext:graphic-properties draw:fill="solid" draw:fill-color="#e6e6ff"/>
      <style:paragraph-properties fo:text-align="center"/>
    </style:style>
    <style:style style:name="P5" style:family="paragraph">
      <loext:graphic-properties draw:fill="none"/>
      <style:paragraph-properties fo:text-align="center"/>
      <style:text-properties fo:font-size="12pt" style:font-size-asian="12pt" style:font-size-complex="12pt"/>
    </style:style>
    <style:style style:name="P6" style:family="paragraph">
      <loext:graphic-properties draw:fill="solid" draw:fill-color="#ffffcc"/>
      <style:paragraph-properties fo:text-align="center"/>
      <style:text-properties fo:font-size="12pt" style:font-size-asian="12pt" style:font-size-complex="12pt"/>
    </style:style>
    <style:style style:name="P7" style:family="paragraph">
      <loext:graphic-properties draw:fill="solid" draw:fill-color="#ccffcc"/>
      <style:paragraph-properties fo:text-align="center"/>
    </style:style>
    <style:style style:name="P8" style:family="paragraph">
      <loext:graphic-properties draw:fill="none"/>
      <style:paragraph-properties fo:text-align="center"/>
    </style:style>
    <style:style style:name="P9" style:family="paragraph">
      <loext:graphic-properties draw:fill="solid" draw:fill-color="#ffccff"/>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5.715cm" svg:x="21.193cm" svg:y="3.159cm">
          <text:p text:style-name="P1">Remote</text:p>
          <text:p text:style-name="P1">Host(s)</text:p>
          <draw:enhanced-geometry svg:viewBox="0 0 21600 21600" draw:type="rectangle" draw:enhanced-path="M 0 0 L 21600 0 21600 21600 0 21600 0 0 Z N"/>
        </draw:custom-shape>
        <draw:frame draw:style-name="gr2" draw:text-style-name="P3" draw:layer="layout" svg:width="11.557cm" svg:height="0.962cm" svg:x="1.508cm" svg:y="1.508cm">
          <draw:text-box>
            <text:p>Serial Port (and USB) CP/NET clients</text:p>
          </draw:text-box>
        </draw:frame>
        <draw:frame draw:style-name="gr3" draw:text-style-name="P3" draw:layer="layout" svg:width="7.493cm" svg:height="0.962cm" svg:x="1.508cm" svg:y="12.049cm">
          <draw:text-box>
            <text:p>Ethernet CP/NET clients</text:p>
          </draw:text-box>
        </draw:frame>
        <draw:custom-shape draw:style-name="gr4" draw:text-style-name="P1" xml:id="id1" draw:id="id1" draw:layer="layout" svg:width="4.318cm" svg:height="3.556cm" svg:x="1cm" svg:y="3.032cm">
          <text:p text:style-name="P1">CP/M</text:p>
          <text:p text:style-name="P1">Machine</text:p>
          <draw:enhanced-geometry svg:viewBox="0 0 21600 21600" draw:type="rectangle" draw:enhanced-path="M 0 0 L 21600 0 21600 21600 0 21600 0 0 Z N"/>
        </draw:custom-shape>
        <draw:custom-shape draw:style-name="gr5" draw:text-style-name="P4" draw:layer="layout" svg:width="5.207cm" svg:height="5.715cm" svg:x="7.985cm" svg:y="3.159cm">
          <text:p text:style-name="P1">Host</text:p>
          <text:p text:style-name="P1">Machine</text:p>
          <draw:enhanced-geometry svg:viewBox="0 0 21600 21600" draw:type="rectangle" draw:enhanced-path="M 0 0 L 21600 0 21600 21600 0 21600 0 0 Z N"/>
        </draw:custom-shape>
        <draw:connector draw:style-name="gr6" draw:text-style-name="P5" draw:layer="layout" draw:type="curve" svg:x1="5.318cm" svg:y1="4.81cm" svg:x2="8.366cm" svg:y2="5.508cm" draw:start-shape="id1" draw:start-glue-point="1" draw:end-shape="id2" draw:end-glue-point="3" svg:d="M5318 4810c2286 0 762 698 3048 698" svg:viewBox="0 0 3049 699">
          <text:p text:style-name="P1"><text:span text:style-name="T1">RS-232/USB</text:span></text:p>
        </draw:connector>
        <draw:custom-shape draw:style-name="gr7" draw:text-style-name="P6" xml:id="id2" draw:id="id2" draw:layer="layout" svg:width="3.937cm" svg:height="1.143cm" svg:x="8.366cm" svg:y="4.937cm">
          <text:p text:style-name="P1"><text:span text:style-name="T1">CpnetSerial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3" draw:id="id3" draw:layer="layout" svg:width="1.524cm" svg:height="1.905cm" svg:x="10.652cm" svg:y="6.7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8" draw:layer="layout" draw:type="curve" svg:x1="10.334cm" svg:y1="6.08cm" svg:x2="11.414cm" svg:y2="6.715cm" draw:start-shape="id2" draw:start-glue-point="2" draw:end-shape="id3" draw:end-glue-point="5" svg:d="M10334 6080c0 475 1080 158 1080 635" svg:viewBox="0 0 1081 636">
          <text:p/>
        </draw:connector>
        <draw:custom-shape draw:style-name="gr7" draw:text-style-name="P6" xml:id="id6" draw:id="id6" draw:layer="layout" svg:width="3.937cm" svg:height="1.143cm" svg:x="22.082cm" svg:y="5.064cm">
          <text:p text:style-name="P1"><text:span text:style-name="T1">CpnetSocket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8" draw:id="id8" draw:layer="layout" svg:width="1.524cm" svg:height="1.905cm" svg:x="24.241cm" svg:y="6.7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5" draw:layer="layout" draw:type="curve" svg:x1="12.303cm" svg:y1="5.508cm" svg:x2="16.114cm" svg:y2="10.652cm" draw:start-shape="id2" draw:start-glue-point="1" draw:end-shape="id4" draw:end-glue-point="8" svg:d="M12303 5508c2541 0 3811 1714 3811 5144" svg:viewBox="0 0 3812 5145">
          <text:p text:style-name="P1"><text:span text:style-name="T1">Ethernet</text:span></text:p>
        </draw:connector>
        <draw:custom-shape draw:style-name="gr1" draw:text-style-name="P2" draw:layer="layout" svg:width="5.715cm" svg:height="5.715cm" svg:x="21.193cm" svg:y="13.954cm">
          <text:p text:style-name="P1">Remote</text:p>
          <text:p text:style-name="P1">Host(s)</text:p>
          <draw:enhanced-geometry svg:viewBox="0 0 21600 21600" draw:type="rectangle" draw:enhanced-path="M 0 0 L 21600 0 21600 21600 0 21600 0 0 Z N"/>
        </draw:custom-shape>
        <draw:custom-shape draw:style-name="gr4" draw:text-style-name="P1" xml:id="id7" draw:id="id7" draw:layer="layout" svg:width="4.318cm" svg:height="3.556cm" svg:x="1cm" svg:y="13.827cm">
          <text:p text:style-name="P1">CP/M</text:p>
          <text:p text:style-name="P1">Machine</text:p>
          <draw:enhanced-geometry svg:viewBox="0 0 21600 21600" draw:type="rectangle" draw:enhanced-path="M 0 0 L 21600 0 21600 21600 0 21600 0 0 Z N"/>
        </draw:custom-shape>
        <draw:custom-shape draw:style-name="gr7" draw:text-style-name="P6" xml:id="id5" draw:id="id5" draw:layer="layout" svg:width="3.937cm" svg:height="1.143cm" svg:x="22.082cm" svg:y="15.859cm">
          <text:p text:style-name="P1"><text:span text:style-name="T1">CpnetSocket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9" draw:id="id9" draw:layer="layout" svg:width="1.524cm" svg:height="1.905cm" svg:x="24.241cm" svg:y="17.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5" draw:layer="layout" draw:type="curve" svg:x1="17.89cm" svg:y1="12.176cm" svg:x2="22.082cm" svg:y2="16.43cm" draw:start-shape="id4" draw:start-glue-point="7" draw:end-shape="id5" draw:end-glue-point="3" svg:d="M17890 12176c0 2836 1397 4254 4192 4254" svg:viewBox="0 0 4193 4255">
          <text:p text:style-name="P1"><text:span text:style-name="T1">Ethernet</text:span></text:p>
        </draw:connector>
        <draw:custom-shape draw:style-name="gr12" draw:text-style-name="P9" xml:id="id4" draw:id="id4" draw:layer="layout" svg:width="4.064cm" svg:height="2.032cm" svg:x="14.462cm" svg:y="10.525cm">
          <draw:glue-point draw:id="4" svg:x="-3.75cm" svg:y="-3.75cm"/>
          <draw:glue-point draw:id="5" svg:x="-4.062cm" svg:y="3.125cm" draw:escape-direction="down"/>
          <draw:glue-point draw:id="6" svg:x="4.375cm" svg:y="-3.125cm" draw:escape-direction="up"/>
          <draw:glue-point draw:id="7" svg:x="3.437cm" svg:y="3.125cm"/>
          <draw:glue-point draw:id="8" svg:x="-0.937cm" svg:y="-4.375cm"/>
          <draw:glue-point draw:id="9" svg:x="3.125cm" svg:y="-5cm"/>
          <draw:glue-point draw:id="10" svg:x="-2.5cm" svg:y="4.375cm"/>
          <draw:glue-point draw:id="11" svg:x="0.937cm" svg:y="5cm"/>
          <draw:glue-point draw:id="12" svg:x="1.25cm" svg:y="-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5" draw:layer="layout" draw:type="curve" svg:x1="17.764cm" svg:y1="10.525cm" svg:x2="22.082cm" svg:y2="5.635cm" draw:start-shape="id4" draw:start-glue-point="9" draw:end-shape="id6" draw:end-glue-point="3" svg:d="M17764 10525c0-3260 1439-4890 4318-4890" svg:viewBox="0 0 4319 4891">
          <text:p text:style-name="P1"><text:span text:style-name="T1">Ethernet</text:span></text:p>
        </draw:connector>
        <draw:connector draw:style-name="gr14" draw:text-style-name="P5" draw:layer="layout" draw:type="curve" svg:x1="5.318cm" svg:y1="15.605cm" svg:x2="15.478cm" svg:y2="12.43cm" draw:start-shape="id7" draw:start-glue-point="1" draw:end-shape="id4" draw:end-glue-point="10" svg:d="M5318 15605c6774 0 10160-1058 10160-3175" svg:viewBox="0 0 10161 3176">
          <text:p text:style-name="P1"><text:span text:style-name="T1">Ethernet</text:span></text:p>
        </draw:connector>
        <draw:connector draw:style-name="gr9" draw:text-style-name="P8" draw:layer="layout" draw:type="curve" svg:x1="24.05cm" svg:y1="6.207cm" svg:x2="25.003cm" svg:y2="6.715cm" draw:start-shape="id6" draw:start-glue-point="2" draw:end-shape="id8" draw:end-glue-point="5" svg:d="M24050 6207c0 381 953 127 953 508" svg:viewBox="0 0 954 509">
          <text:p/>
        </draw:connector>
        <draw:connector draw:style-name="gr9" draw:text-style-name="P8" draw:layer="layout" draw:type="curve" svg:x1="24.05cm" svg:y1="17.002cm" svg:x2="25.003cm" svg:y2="17.51cm" draw:start-shape="id5" draw:start-glue-point="2" draw:end-shape="id9" draw:end-glue-point="5" svg:d="M24050 17002c0 381 953 127 953 508" svg:viewBox="0 0 954 50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4T14:19:18.811109687</meta:creation-date>
    <dc:date>2020-05-25T09:29:32.626749842</dc:date>
    <meta:editing-duration>PT18H49M40S</meta:editing-duration>
    <meta:editing-cycles>2</meta:editing-cycles>
    <meta:generator>LibreOffice/6.0.7.3$Linux_X86_64 LibreOffice_project/00m0$Build-3</meta:generator>
    <meta:document-statistic meta:object-count="22"/>
  </office:meta>
</office:document-meta>
</file>